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4.888cm"/>
    </style:style>
    <style:style style:name="co3" style:family="table-column">
      <style:table-column-properties fo:break-before="auto" style:column-width="6.248cm"/>
    </style:style>
    <style:style style:name="co4" style:family="table-column">
      <style:table-column-properties fo:break-before="auto" style:column-width="3.223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2.891cm"/>
    </style:style>
    <style:style style:name="co7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3.584cm"/>
    </style:style>
    <style:style style:name="co9" style:family="table-column">
      <style:table-column-properties fo:break-before="auto" style:column-width="5.583cm"/>
    </style:style>
    <style:style style:name="co10" style:family="table-column">
      <style:table-column-properties fo:break-before="auto" style:column-width="1.087cm"/>
    </style:style>
    <style:style style:name="co11" style:family="table-column">
      <style:table-column-properties fo:break-before="auto" style:column-width="2.364cm"/>
    </style:style>
    <style:style style:name="co12" style:family="table-column">
      <style:table-column-properties fo:break-before="auto" style:column-width="0.504cm"/>
    </style:style>
    <style:style style:name="co13" style:family="table-column">
      <style:table-column-properties fo:break-before="auto" style:column-width="2.058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ID,C,8</text:p>
          </table:table-cell>
          <table:table-cell office:value-type="string">
            <text:p>NOM,C,26</text:p>
          </table:table-cell>
          <table:table-cell office:value-type="string">
            <text:p>LOCALIS,C,70</text:p>
          </table:table-cell>
          <table:table-cell office:value-type="string">
            <text:p>QUARTIER,C,32</text:p>
          </table:table-cell>
          <table:table-cell office:value-type="string">
            <text:p>CANTON,N,5,0</text:p>
          </table:table-cell>
          <table:table-cell office:value-type="string">
            <text:p>TYPE_D_OPÉ,C,16</text:p>
          </table:table-cell>
          <table:table-cell office:value-type="string">
            <text:p>MAIT_OUV,C,32</text:p>
          </table:table-cell>
          <table:table-cell office:value-type="string">
            <text:p>MAIT_OEU,C,32</text:p>
          </table:table-cell>
          <table:table-cell office:value-type="string">
            <text:p>REAL_,C,32</text:p>
          </table:table-cell>
          <table:table-cell office:value-type="string">
            <text:p>COUT,N,19,8</text:p>
          </table:table-cell>
          <table:table-cell office:value-type="string">
            <text:p>CRE_DATE,N,19,8</text:p>
          </table:table-cell>
          <table:table-cell office:value-type="string">
            <text:p>GESTION_,C,16</text:p>
          </table:table-cell>
          <table:table-cell office:value-type="string">
            <text:p>COÛT_FONCT,N,19,8</text:p>
          </table:table-cell>
          <table:table-cell office:value-type="string">
            <text:p>ETAT,C,16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Baumel</text:p>
          </table:table-cell>
          <table:table-cell office:value-type="string">
            <text:p>place Jean Baumel</text:p>
          </table:table-cell>
          <table:table-cell office:value-type="string">
            <text:p>Hôpitaux-Facultés</text:p>
          </table:table-cell>
          <table:table-cell office:value-type="float" office:value="2">
            <text:p>2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Ent. Jeanjean Namer Thomas</text:p>
          </table:table-cell>
          <table:table-cell office:value-type="float" office:value="270">
            <text:p>270</text:p>
          </table:table-cell>
          <table:table-cell office:value-type="float" office:value="1988">
            <text:p>1988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iguelongue</text:p>
          </table:table-cell>
          <table:table-cell office:value-type="string">
            <text:p>Rue <text:s/>de Montasinos</text:p>
          </table:table-cell>
          <table:table-cell office:value-type="string">
            <text:p>Hôpitaux-Facultés</text:p>
          </table:table-cell>
          <table:table-cell office:value-type="float" office:value="3">
            <text:p>3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Ent. Roure</text:p>
          </table:table-cell>
          <table:table-cell office:value-type="float" office:value="486">
            <text:p>486</text:p>
          </table:table-cell>
          <table:table-cell office:value-type="float" office:value="1989">
            <text:p>1989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Grand Mail</text:p>
          </table:table-cell>
          <table:table-cell office:value-type="string">
            <text:p>Grand mail</text:p>
          </table:table-cell>
          <table:table-cell office:value-type="string">
            <text:p>La Paillade</text:p>
          </table:table-cell>
          <table:table-cell office:value-type="float" office:value="9">
            <text:p>9</text:p>
          </table:table-cell>
          <table:table-cell office:value-type="string">
            <text:p>création</text:p>
          </table:table-cell>
          <table:table-cell table:number-columns-repeated="2"/>
          <table:table-cell office:value-type="string">
            <text:p>Borel</text:p>
          </table:table-cell>
          <table:table-cell office:value-type="float" office:value="0">
            <text:p>0</text:p>
          </table:table-cell>
          <table:table-cell office:value-type="float" office:value="1987">
            <text:p>1987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aroncelli</text:p>
          </table:table-cell>
          <table:table-cell office:value-type="string">
            <text:p>Parc de baroncelli</text:p>
          </table:table-cell>
          <table:table-cell office:value-type="string">
            <text:p>La Paillade</text:p>
          </table:table-cell>
          <table:table-cell office:value-type="float" office:value="9">
            <text:p>9</text:p>
          </table:table-cell>
          <table:table-cell office:value-type="string">
            <text:p>réaménagement</text:p>
          </table:table-cell>
          <table:table-cell table:number-columns-repeated="2" office:value-type="string">
            <text:p>DGU</text:p>
          </table:table-cell>
          <table:table-cell office:value-type="string">
            <text:p>Ent. Jeanjean Sogea</text:p>
          </table:table-cell>
          <table:table-cell office:value-type="float" office:value="200">
            <text:p>200</text:p>
          </table:table-cell>
          <table:table-cell office:value-type="float" office:value="1988">
            <text:p>1988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Renaudel</text:p>
          </table:table-cell>
          <table:table-cell office:value-type="string">
            <text:p>place Renaudel</text:p>
          </table:table-cell>
          <table:table-cell office:value-type="string">
            <text:p>La Paillade</text:p>
          </table:table-cell>
          <table:table-cell office:value-type="float" office:value="10">
            <text:p>10</text:p>
          </table:table-cell>
          <table:table-cell office:value-type="string">
            <text:p>réaménagement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Ent TP D' Orques</text:p>
          </table:table-cell>
          <table:table-cell office:value-type="float" office:value="80">
            <text:p>80</text:p>
          </table:table-cell>
          <table:table-cell office:value-type="float" office:value="1986">
            <text:p>1986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Galot</text:p>
          </table:table-cell>
          <table:table-cell office:value-type="string">
            <text:p>Place Marcel Galot</text:p>
          </table:table-cell>
          <table:table-cell office:value-type="string">
            <text:p>Les Cévennes</text:p>
          </table:table-cell>
          <table:table-cell office:value-type="float" office:value="10">
            <text:p>10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Jeanjean</text:p>
          </table:table-cell>
          <table:table-cell office:value-type="float" office:value="662">
            <text:p>662</text:p>
          </table:table-cell>
          <table:table-cell office:value-type="float" office:value="1989">
            <text:p>1989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Petit Bard</text:p>
          </table:table-cell>
          <table:table-cell office:value-type="string">
            <text:p>Square Guillaume Apollinaire</text:p>
          </table:table-cell>
          <table:table-cell office:value-type="string">
            <text:p>Les Cévennes</text:p>
          </table:table-cell>
          <table:table-cell office:value-type="float" office:value="7">
            <text:p>7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Roure</text:p>
          </table:table-cell>
          <table:table-cell office:value-type="float" office:value="226">
            <text:p>226</text:p>
          </table:table-cell>
          <table:table-cell office:value-type="float" office:value="1988">
            <text:p>1988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Paul Valery</text:p>
          </table:table-cell>
          <table:table-cell office:value-type="string">
            <text:p>Route de Lavérune</text:p>
          </table:table-cell>
          <table:table-cell office:value-type="string">
            <text:p>Croix d'Argent</text:p>
          </table:table-cell>
          <table:table-cell office:value-type="float" office:value="6">
            <text:p>6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Jeanjean</text:p>
          </table:table-cell>
          <table:table-cell office:value-type="float" office:value="330">
            <text:p>330</text:p>
          </table:table-cell>
          <table:table-cell office:value-type="float" office:value="1988">
            <text:p>1988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Tastavin</text:p>
          </table:table-cell>
          <table:table-cell office:value-type="string">
            <text:p>Parc de Tastavin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Ent. Jeanjean</text:p>
          </table:table-cell>
          <table:table-cell office:value-type="float" office:value="15">
            <text:p>15</text:p>
          </table:table-cell>
          <table:table-cell office:value-type="float" office:value="1987">
            <text:p>1987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10</text:p>
          </table:table-cell>
          <table:table-cell office:value-type="string">
            <text:p>Saint Cléophas</text:p>
          </table:table-cell>
          <table:table-cell office:value-type="string">
            <text:p>rue du Mas Lemasson</text:p>
          </table:table-cell>
          <table:table-cell office:value-type="string">
            <text:p>Croix d'Argent</text:p>
          </table:table-cell>
          <table:table-cell office:value-type="float" office:value="6">
            <text:p>6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Jeanjean Namer Thomas</text:p>
          </table:table-cell>
          <table:table-cell office:value-type="float" office:value="247">
            <text:p>247</text:p>
          </table:table-cell>
          <table:table-cell office:value-type="float" office:value="1988">
            <text:p>1988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11</text:p>
          </table:table-cell>
          <table:table-cell office:value-type="string">
            <text:p>Saint Martin</text:p>
          </table:table-cell>
          <table:table-cell office:value-type="string">
            <text:p>Av. du Maréchal Leclerc</text:p>
          </table:table-cell>
          <table:table-cell office:value-type="string">
            <text:p>Près d'Arènes</text:p>
          </table:table-cell>
          <table:table-cell office:value-type="float" office:value="5">
            <text:p>5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Jeanjean Namer Thomas</text:p>
          </table:table-cell>
          <table:table-cell office:value-type="float" office:value="263">
            <text:p>263</text:p>
          </table:table-cell>
          <table:table-cell office:value-type="float" office:value="1988">
            <text:p>1988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12</text:p>
          </table:table-cell>
          <table:table-cell office:value-type="string">
            <text:p>Tournezy</text:p>
          </table:table-cell>
          <table:table-cell office:value-type="string">
            <text:p>Place Tibériade</text:p>
          </table:table-cell>
          <table:table-cell office:value-type="string">
            <text:p>Près d'Arènes</text:p>
          </table:table-cell>
          <table:table-cell office:value-type="float" office:value="5">
            <text:p>5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Jeanjean</text:p>
          </table:table-cell>
          <table:table-cell office:value-type="float" office:value="384">
            <text:p>384</text:p>
          </table:table-cell>
          <table:table-cell office:value-type="float" office:value="1988">
            <text:p>1988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13</text:p>
          </table:table-cell>
          <table:table-cell office:value-type="string">
            <text:p>Parc Rimbaud</text:p>
          </table:table-cell>
          <table:table-cell office:value-type="string">
            <text:p>Av. de Saint Maur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Ent. Olivier</text:p>
          </table:table-cell>
          <table:table-cell office:value-type="float" office:value="100">
            <text:p>100</text:p>
          </table:table-cell>
          <table:table-cell office:value-type="float" office:value="1987">
            <text:p>1987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Pompignane</text:p>
          </table:table-cell>
          <table:table-cell office:value-type="string">
            <text:p>Avenue Alphonse Juin</text:p>
          </table:table-cell>
          <table:table-cell office:value-type="string">
            <text:p>Millénaire</text:p>
          </table:table-cell>
          <table:table-cell office:value-type="float" office:value="4">
            <text:p>4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Ent. Roure</text:p>
          </table:table-cell>
          <table:table-cell office:value-type="float" office:value="262">
            <text:p>262</text:p>
          </table:table-cell>
          <table:table-cell office:value-type="float" office:value="1988">
            <text:p>1988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Z.A.C. de la Fontaine</text:p>
          </table:table-cell>
          <table:table-cell office:value-type="string">
            <text:p>Celleneuve</text:p>
          </table:table-cell>
          <table:table-cell office:value-type="string">
            <text:p>La Paillade</text:p>
          </table:table-cell>
          <table:table-cell office:value-type="float" office:value="10">
            <text:p>10</text:p>
          </table:table-cell>
          <table:table-cell office:value-type="string">
            <text:p>création</text:p>
          </table:table-cell>
          <table:table-cell office:value-type="string">
            <text:p>SERM</text:p>
          </table:table-cell>
          <table:table-cell office:value-type="string">
            <text:p>DGU</text:p>
          </table:table-cell>
          <table:table-cell office:value-type="string">
            <text:p>Jeanjean</text:p>
          </table:table-cell>
          <table:table-cell office:value-type="float" office:value="3000">
            <text:p>3000</text:p>
          </table:table-cell>
          <table:table-cell office:value-type="float" office:value="1991">
            <text:p>1991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La Licorne</text:p>
          </table:table-cell>
          <table:table-cell office:value-type="string">
            <text:p>Place de la Carnourgue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réaménagement</text:p>
          </table:table-cell>
          <table:table-cell table:number-columns-repeated="2"/>
          <table:table-cell office:value-type="string">
            <text:p>d'Antoine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Chabaneau</text:p>
          </table:table-cell>
          <table:table-cell office:value-type="string">
            <text:p>place Chabaneau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réaménagement</text:p>
          </table:table-cell>
          <table:table-cell table:number-columns-repeated="2"/>
          <table:table-cell office:value-type="string">
            <text:p>Journet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Préfecture</text:p>
          </table:table-cell>
          <table:table-cell office:value-type="string">
            <text:p>Place des Martyres de la Résistance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réaménagement</text:p>
          </table:table-cell>
          <table:table-cell table:number-columns-repeated="2"/>
          <table:table-cell office:value-type="string">
            <text:p>Ent. Saltet</text:p>
          </table:table-cell>
          <table:table-cell office:value-type="float" office:value="0">
            <text:p>0</text:p>
          </table:table-cell>
          <table:table-cell office:value-type="float" office:value="1975">
            <text:p>1975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Marché au fleurs</text:p>
          </table:table-cell>
          <table:table-cell office:value-type="string">
            <text:p>Place du Marché aux fleurs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Ent. Jeanjean Guinet Derriaz</text:p>
          </table:table-cell>
          <table:table-cell office:value-type="float" office:value="169">
            <text:p>169</text:p>
          </table:table-cell>
          <table:table-cell office:value-type="float" office:value="1984">
            <text:p>1984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Saint Roch</text:p>
          </table:table-cell>
          <table:table-cell office:value-type="string">
            <text:p>place Saint Roch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Guillard Dimicelli Font de Paris</text:p>
          </table:table-cell>
          <table:table-cell office:value-type="float" office:value="356">
            <text:p>356</text:p>
          </table:table-cell>
          <table:table-cell office:value-type="float" office:value="1988">
            <text:p>1988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21</text:p>
          </table:table-cell>
          <table:table-cell office:value-type="string">
            <text:p>Saint Ravy</text:p>
          </table:table-cell>
          <table:table-cell office:value-type="string">
            <text:p>Place Saint Ravy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réaménagement</text:p>
          </table:table-cell>
          <table:table-cell table:number-columns-repeated="2" office:value-type="string">
            <text:p>DGU</text:p>
          </table:table-cell>
          <table:table-cell office:value-type="string">
            <text:p>Saltet</text:p>
          </table:table-cell>
          <table:table-cell office:value-type="float" office:value="0">
            <text:p>0</text:p>
          </table:table-cell>
          <table:table-cell office:value-type="float" office:value="1975">
            <text:p>1975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Chambre de Commerce</text:p>
          </table:table-cell>
          <table:table-cell office:value-type="string">
            <text:p>Grand rue Jean Moulin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réaménagement</text:p>
          </table:table-cell>
          <table:table-cell table:number-columns-repeated="2" office:value-type="string">
            <text:p>DGU</text:p>
          </table:table-cell>
          <table:table-cell office:value-type="string">
            <text:p>Voinchet</text:p>
          </table:table-cell>
          <table:table-cell office:value-type="float" office:value="80">
            <text:p>80</text:p>
          </table:table-cell>
          <table:table-cell office:value-type="float" office:value="1983">
            <text:p>1983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23</text:p>
          </table:table-cell>
          <table:table-cell office:value-type="string">
            <text:p>Saint Denis</text:p>
          </table:table-cell>
          <table:table-cell office:value-type="string">
            <text:p>Place Saint Denis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réaménagement</text:p>
          </table:table-cell>
          <table:table-cell table:number-columns-repeated="2" office:value-type="string">
            <text:p>DGU</text:p>
          </table:table-cell>
          <table:table-cell office:value-type="string">
            <text:p>Ent. Olivier</text:p>
          </table:table-cell>
          <table:table-cell office:value-type="float" office:value="35.4">
            <text:p>35,4</text:p>
          </table:table-cell>
          <table:table-cell office:value-type="float" office:value="1987">
            <text:p>1987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24</text:p>
          </table:table-cell>
          <table:table-cell office:value-type="string">
            <text:p>Jules Ferry</text:p>
          </table:table-cell>
          <table:table-cell office:value-type="string">
            <text:p>Jules Ferry _ Verdun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création</text:p>
          </table:table-cell>
          <table:table-cell table:number-columns-repeated="2"/>
          <table:table-cell office:value-type="string">
            <text:p>Ent. Olivier</text:p>
          </table:table-cell>
          <table:table-cell office:value-type="float" office:value="0">
            <text:p>0</text:p>
          </table:table-cell>
          <table:table-cell office:value-type="float" office:value="1988">
            <text:p>198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éposée</text:p>
          </table:table-cell>
        </table:table-row>
        <table:table-row table:style-name="ro1">
          <table:table-cell office:value-type="string">
            <text:p>25</text:p>
          </table:table-cell>
          <table:table-cell office:value-type="string">
            <text:p>Les Trois Graces</text:p>
          </table:table-cell>
          <table:table-cell office:value-type="string">
            <text:p>Place de la Comédie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réaménagemen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797">
            <text:p>1797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27</text:p>
          </table:table-cell>
          <table:table-cell office:value-type="string">
            <text:p>Gaumont</text:p>
          </table:table-cell>
          <table:table-cell office:value-type="string">
            <text:p>Place de l'Esplanade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Ent. Olivier</text:p>
          </table:table-cell>
          <table:table-cell office:value-type="float" office:value="1490">
            <text:p>1490</text:p>
          </table:table-cell>
          <table:table-cell office:value-type="float" office:value="1988">
            <text:p>1988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28</text:p>
          </table:table-cell>
          <table:table-cell office:value-type="string">
            <text:p>Corum</text:p>
          </table:table-cell>
          <table:table-cell office:value-type="string">
            <text:p>Place de l'Esplanade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Ent Olivier</text:p>
          </table:table-cell>
          <table:table-cell office:value-type="float" office:value="1490">
            <text:p>1490</text:p>
          </table:table-cell>
          <table:table-cell office:value-type="float" office:value="1988">
            <text:p>1988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29</text:p>
          </table:table-cell>
          <table:table-cell office:value-type="string">
            <text:p>Verdanson</text:p>
          </table:table-cell>
          <table:table-cell office:value-type="string">
            <text:p>Place du 11 Novembre</text:p>
          </table:table-cell>
          <table:table-cell office:value-type="string">
            <text:p>Montpellier Centre</text:p>
          </table:table-cell>
          <table:table-cell office:value-type="float" office:value="3">
            <text:p>3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Ent Nazon Jeanjean</text:p>
          </table:table-cell>
          <table:table-cell office:value-type="float" office:value="2800">
            <text:p>2800</text:p>
          </table:table-cell>
          <table:table-cell office:value-type="float" office:value="1985">
            <text:p>1985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30</text:p>
          </table:table-cell>
          <table:table-cell office:value-type="string">
            <text:p>Olympie</text:p>
          </table:table-cell>
          <table:table-cell office:value-type="string">
            <text:p>Place de l'Olympie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Jeanjean</text:p>
          </table:table-cell>
          <table:table-cell office:value-type="float" office:value="450">
            <text:p>450</text:p>
          </table:table-cell>
          <table:table-cell office:value-type="float" office:value="1988">
            <text:p>1988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31</text:p>
          </table:table-cell>
          <table:table-cell office:value-type="string">
            <text:p>Monnet</text:p>
          </table:table-cell>
          <table:table-cell office:value-type="string">
            <text:p>Square Jean Monnet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Ent. Jeanjean Namer Thomas</text:p>
          </table:table-cell>
          <table:table-cell office:value-type="float" office:value="360">
            <text:p>360</text:p>
          </table:table-cell>
          <table:table-cell office:value-type="float" office:value="1988">
            <text:p>1988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32</text:p>
          </table:table-cell>
          <table:table-cell office:value-type="string">
            <text:p>Les Augustins</text:p>
          </table:table-cell>
          <table:table-cell office:value-type="string">
            <text:p>rue des Augustins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réaménagement</text:p>
          </table:table-cell>
          <table:table-cell table:number-columns-repeated="2" office:value-type="string">
            <text:p>DGU</text:p>
          </table:table-cell>
          <table:table-cell/>
          <table:table-cell office:value-type="float" office:value="0">
            <text:p>0</text:p>
          </table:table-cell>
          <table:table-cell office:value-type="float" office:value="1988">
            <text:p>1988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33</text:p>
          </table:table-cell>
          <table:table-cell office:value-type="string">
            <text:p>Chapelle neuve</text:p>
          </table:table-cell>
          <table:table-cell office:value-type="string">
            <text:p>Place de la Chapelle Neuve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réaménagement</text:p>
          </table:table-cell>
          <table:table-cell table:number-columns-repeated="2" office:value-type="string">
            <text:p>DGU</text:p>
          </table:table-cell>
          <table:table-cell/>
          <table:table-cell office:value-type="float" office:value="60">
            <text:p>60</text:p>
          </table:table-cell>
          <table:table-cell office:value-type="float" office:value="1988">
            <text:p>1988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34</text:p>
          </table:table-cell>
          <table:table-cell office:value-type="string">
            <text:p>Jet d'eau</text:p>
          </table:table-cell>
          <table:table-cell office:value-type="string">
            <text:p>Avenue du Pirée</text:p>
          </table:table-cell>
          <table:table-cell office:value-type="string">
            <text:p>Montpellier Centre</text:p>
          </table:table-cell>
          <table:table-cell office:value-type="float" office:value="4">
            <text:p>4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Ent. E.I.</text:p>
          </table:table-cell>
          <table:table-cell office:value-type="float" office:value="2000">
            <text:p>2000</text:p>
          </table:table-cell>
          <table:table-cell office:value-type="float" office:value="1988">
            <text:p>1988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35</text:p>
          </table:table-cell>
          <table:table-cell office:value-type="string">
            <text:p>Beaux Arts</text:p>
          </table:table-cell>
          <table:table-cell office:value-type="string">
            <text:p>Rue Jules Grevy</text:p>
          </table:table-cell>
          <table:table-cell office:value-type="string">
            <text:p>Montpellier Centre</text:p>
          </table:table-cell>
          <table:table-cell office:value-type="float" office:value="3">
            <text:p>3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Ent Roure</text:p>
          </table:table-cell>
          <table:table-cell office:value-type="float" office:value="472">
            <text:p>472</text:p>
          </table:table-cell>
          <table:table-cell office:value-type="float" office:value="1989">
            <text:p>1989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36</text:p>
          </table:table-cell>
          <table:table-cell office:value-type="string">
            <text:p>Babote</text:p>
          </table:table-cell>
          <table:table-cell office:value-type="string">
            <text:p>Square de la Babote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réaménagement</text:p>
          </table:table-cell>
          <table:table-cell office:value-type="string">
            <text:p>SERM</text:p>
          </table:table-cell>
          <table:table-cell office:value-type="string">
            <text:p>DIPAN</text:p>
          </table:table-cell>
          <table:table-cell office:value-type="string">
            <text:p>Ent. Eautheque T.U.E</text:p>
          </table:table-cell>
          <table:table-cell office:value-type="float" office:value="184">
            <text:p>184</text:p>
          </table:table-cell>
          <table:table-cell office:value-type="float" office:value="1989">
            <text:p>1989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37</text:p>
          </table:table-cell>
          <table:table-cell office:value-type="string">
            <text:p>Babote</text:p>
          </table:table-cell>
          <table:table-cell office:value-type="string">
            <text:p>Square de la Babote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réaménagement</text:p>
          </table:table-cell>
          <table:table-cell office:value-type="string">
            <text:p>SERM</text:p>
          </table:table-cell>
          <table:table-cell office:value-type="string">
            <text:p>DIPAN</text:p>
          </table:table-cell>
          <table:table-cell office:value-type="string">
            <text:p>Ent. Eautheque T.U.E</text:p>
          </table:table-cell>
          <table:table-cell office:value-type="float" office:value="184">
            <text:p>184</text:p>
          </table:table-cell>
          <table:table-cell office:value-type="float" office:value="1989">
            <text:p>1989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38</text:p>
          </table:table-cell>
          <table:table-cell office:value-type="string">
            <text:p>Saint Anne</text:p>
          </table:table-cell>
          <table:table-cell office:value-type="string">
            <text:p>Place Saint Anne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Ent Eurofontaines</text:p>
          </table:table-cell>
          <table:table-cell office:value-type="float" office:value="173">
            <text:p>173</text:p>
          </table:table-cell>
          <table:table-cell office:value-type="float" office:value="1992">
            <text:p>1992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39</text:p>
          </table:table-cell>
          <table:table-cell office:value-type="string">
            <text:p>Edouard Adam</text:p>
          </table:table-cell>
          <table:table-cell office:value-type="string">
            <text:p>Place Edouard Adam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réaménagement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Sopel Capelier Anglade Jeanjean</text:p>
          </table:table-cell>
          <table:table-cell office:value-type="float" office:value="320">
            <text:p>320</text:p>
          </table:table-cell>
          <table:table-cell office:value-type="float" office:value="1988">
            <text:p>1988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40</text:p>
          </table:table-cell>
          <table:table-cell office:value-type="string">
            <text:p>Université</text:p>
          </table:table-cell>
          <table:table-cell office:value-type="string">
            <text:p>Plan de l'Université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Ent. Escourbiac</text:p>
          </table:table-cell>
          <table:table-cell office:value-type="float" office:value="82">
            <text:p>82</text:p>
          </table:table-cell>
          <table:table-cell office:value-type="float" office:value="1989">
            <text:p>1989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41</text:p>
          </table:table-cell>
          <table:table-cell office:value-type="string">
            <text:p>Porte de la Blanquière</text:p>
          </table:table-cell>
          <table:table-cell office:value-type="string">
            <text:p>rue de l'Université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Ent. Celle</text:p>
          </table:table-cell>
          <table:table-cell office:value-type="float" office:value="150">
            <text:p>150</text:p>
          </table:table-cell>
          <table:table-cell office:value-type="float" office:value="1989">
            <text:p>1989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42</text:p>
          </table:table-cell>
          <table:table-cell office:value-type="string">
            <text:p>Cité Gély</text:p>
          </table:table-cell>
          <table:table-cell office:value-type="string">
            <text:p>place Etienne Jodelle</text:p>
          </table:table-cell>
          <table:table-cell office:value-type="string">
            <text:p>Montpellier Centre</text:p>
          </table:table-cell>
          <table:table-cell office:value-type="float" office:value="3">
            <text:p>3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Ent. Urbaco</text:p>
          </table:table-cell>
          <table:table-cell office:value-type="float" office:value="326">
            <text:p>326</text:p>
          </table:table-cell>
          <table:table-cell office:value-type="float" office:value="1989">
            <text:p>1989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43</text:p>
          </table:table-cell>
          <table:table-cell office:value-type="string">
            <text:p>Grand Bassin</text:p>
          </table:table-cell>
          <table:table-cell office:value-type="string">
            <text:p>Grammont</text:p>
          </table:table-cell>
          <table:table-cell office:value-type="string">
            <text:p>Millénaire</text:p>
          </table:table-cell>
          <table:table-cell office:value-type="float" office:value="4">
            <text:p>4</text:p>
          </table:table-cell>
          <table:table-cell office:value-type="string">
            <text:p>réaménagemen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44</text:p>
          </table:table-cell>
          <table:table-cell office:value-type="string">
            <text:p>Petit Bassin</text:p>
          </table:table-cell>
          <table:table-cell office:value-type="string">
            <text:p>Grammont</text:p>
          </table:table-cell>
          <table:table-cell office:value-type="string">
            <text:p>Millénaire</text:p>
          </table:table-cell>
          <table:table-cell office:value-type="float" office:value="4">
            <text:p>4</text:p>
          </table:table-cell>
          <table:table-cell office:value-type="string">
            <text:p>réaménagemen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45</text:p>
          </table:table-cell>
          <table:table-cell office:value-type="string">
            <text:p>Moulin de l'Evêque</text:p>
          </table:table-cell>
          <table:table-cell office:value-type="string">
            <text:p>Av. Pierre Mendes France</text:p>
          </table:table-cell>
          <table:table-cell office:value-type="string">
            <text:p>Montpellier Centre</text:p>
          </table:table-cell>
          <table:table-cell office:value-type="float" office:value="3">
            <text:p>3</text:p>
          </table:table-cell>
          <table:table-cell office:value-type="string">
            <text:p>création</text:p>
          </table:table-cell>
          <table:table-cell office:value-type="string">
            <text:p>SERM</text:p>
          </table:table-cell>
          <table:table-cell office:value-type="string">
            <text:p>GRANDS TRAVAUX</text:p>
          </table:table-cell>
          <table:table-cell office:value-type="string">
            <text:p>Ent Colas</text:p>
          </table:table-cell>
          <table:table-cell office:value-type="float" office:value="0">
            <text:p>0</text:p>
          </table:table-cell>
          <table:table-cell office:value-type="float" office:value="1991">
            <text:p>1991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46</text:p>
          </table:table-cell>
          <table:table-cell office:value-type="string">
            <text:p>Pitot</text:p>
          </table:table-cell>
          <table:table-cell office:value-type="string">
            <text:p>espace Pitot</text:p>
          </table:table-cell>
          <table:table-cell office:value-type="string">
            <text:p>Montpellier Centre</text:p>
          </table:table-cell>
          <table:table-cell office:value-type="float" office:value="10">
            <text:p>10</text:p>
          </table:table-cell>
          <table:table-cell office:value-type="string">
            <text:p>création</text:p>
          </table:table-cell>
          <table:table-cell office:value-type="string">
            <text:p>URBAT</text:p>
          </table:table-cell>
          <table:table-cell office:value-type="string">
            <text:p>MEIER ET GARCIA</text:p>
          </table:table-cell>
          <table:table-cell office:value-type="string">
            <text:p>Ent Eurofontaines</text:p>
          </table:table-cell>
          <table:table-cell office:value-type="float" office:value="200">
            <text:p>200</text:p>
          </table:table-cell>
          <table:table-cell office:value-type="float" office:value="1994">
            <text:p>1994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100</text:p>
          </table:table-cell>
          <table:table-cell office:value-type="string">
            <text:p>Hotel Assas</text:p>
          </table:table-cell>
          <table:table-cell office:value-type="string">
            <text:p>Rue de la vieille Aiguillerie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création</text:p>
          </table:table-cell>
          <table:table-cell table:number-columns-repeated="2" office:value-type="string">
            <text:p>DIPAN</text:p>
          </table:table-cell>
          <table:table-cell/>
          <table:table-cell office:value-type="float" office:value="0">
            <text:p>0</text:p>
          </table:table-cell>
          <table:table-cell office:value-type="float" office:value="1989">
            <text:p>1989</text:p>
          </table:table-cell>
          <table:table-cell office:value-type="string">
            <text:p>DIPAN</text:p>
          </table:table-cell>
          <table:table-cell office:value-type="float" office:value="0">
            <text:p>0</text:p>
          </table:table-cell>
          <table:table-cell office:value-type="string">
            <text:p>à l'arrêt</text:p>
          </table:table-cell>
        </table:table-row>
        <table:table-row table:style-name="ro1">
          <table:table-cell office:value-type="string">
            <text:p>101</text:p>
          </table:table-cell>
          <table:table-cell office:value-type="string">
            <text:p>Chanzy</text:p>
          </table:table-cell>
          <table:table-cell office:value-type="string">
            <text:p>Rue de la Saunerie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création</text:p>
          </table:table-cell>
          <table:table-cell table:number-columns-repeated="2" office:value-type="string">
            <text:p>DIPAN</text:p>
          </table:table-cell>
          <table:table-cell office:value-type="string">
            <text:p>Ent BEC</text:p>
          </table:table-cell>
          <table:table-cell office:value-type="float" office:value="50">
            <text:p>50</text:p>
          </table:table-cell>
          <table:table-cell office:value-type="float" office:value="1990">
            <text:p>1990</text:p>
          </table:table-cell>
          <table:table-cell office:value-type="string">
            <text:p>DIPAN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102</text:p>
          </table:table-cell>
          <table:table-cell office:value-type="string">
            <text:p>Peyrou</text:p>
          </table:table-cell>
          <table:table-cell office:value-type="string">
            <text:p>Promenade du peyrou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réaménagement</text:p>
          </table:table-cell>
          <table:table-cell table:number-columns-repeated="2" office:value-type="string">
            <text:p>DIPAN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DIPAN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103</text:p>
          </table:table-cell>
          <table:table-cell office:value-type="string">
            <text:p>Peyrou (gauche)</text:p>
          </table:table-cell>
          <table:table-cell office:value-type="string">
            <text:p>promenade du Peyrou</text:p>
          </table:table-cell>
          <table:table-cell office:value-type="string">
            <text:p>Montpellier Centre</text:p>
          </table:table-cell>
          <table:table-cell office:value-type="float" office:value="7">
            <text:p>7</text:p>
          </table:table-cell>
          <table:table-cell office:value-type="string">
            <text:p>réaménagement</text:p>
          </table:table-cell>
          <table:table-cell table:number-columns-repeated="2" office:value-type="string">
            <text:p>DIPAN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DIPAN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104</text:p>
          </table:table-cell>
          <table:table-cell office:value-type="string">
            <text:p>Peyrou (droite)</text:p>
          </table:table-cell>
          <table:table-cell office:value-type="string">
            <text:p>Promenade du Peyrou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réaménagement</text:p>
          </table:table-cell>
          <table:table-cell table:number-columns-repeated="2" office:value-type="string">
            <text:p>DIPAN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DIPAN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105</text:p>
          </table:table-cell>
          <table:table-cell office:value-type="string">
            <text:p>Bassin Champ de Mars</text:p>
          </table:table-cell>
          <table:table-cell office:value-type="string">
            <text:p>Esplanade Charles de Gaulle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réaménagement</text:p>
          </table:table-cell>
          <table:table-cell table:number-columns-repeated="2" office:value-type="string">
            <text:p>DIPAN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DIPAN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106</text:p>
          </table:table-cell>
          <table:table-cell office:value-type="string">
            <text:p>Cascade du Champ de Mars</text:p>
          </table:table-cell>
          <table:table-cell office:value-type="string">
            <text:p>Esplanade Charles de Gaulle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réaménagement</text:p>
          </table:table-cell>
          <table:table-cell table:number-columns-repeated="2" office:value-type="string">
            <text:p>DIPAN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DIPAN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107</text:p>
          </table:table-cell>
          <table:table-cell office:value-type="string">
            <text:p>Bassin du Parc Saint Odile</text:p>
          </table:table-cell>
          <table:table-cell office:value-type="string">
            <text:p>Route de Mende</text:p>
          </table:table-cell>
          <table:table-cell office:value-type="string">
            <text:p>Montpellier Centre</text:p>
          </table:table-cell>
          <table:table-cell office:value-type="float" office:value="3">
            <text:p>3</text:p>
          </table:table-cell>
          <table:table-cell office:value-type="string">
            <text:p>réaménagement</text:p>
          </table:table-cell>
          <table:table-cell table:number-columns-repeated="2" office:value-type="string">
            <text:p>DIPAN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DIPAN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108</text:p>
          </table:table-cell>
          <table:table-cell office:value-type="string">
            <text:p>Bassin de la Guirlande</text:p>
          </table:table-cell>
          <table:table-cell office:value-type="string">
            <text:p>Parc de la Guirlande</text:p>
          </table:table-cell>
          <table:table-cell office:value-type="string">
            <text:p>Montpellier Centre</text:p>
          </table:table-cell>
          <table:table-cell office:value-type="float" office:value="7">
            <text:p>7</text:p>
          </table:table-cell>
          <table:table-cell office:value-type="string">
            <text:p>réaménagement</text:p>
          </table:table-cell>
          <table:table-cell table:number-columns-repeated="2" office:value-type="string">
            <text:p>DIPAN</text:p>
          </table:table-cell>
          <table:table-cell/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string">
            <text:p>DIPAN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109</text:p>
          </table:table-cell>
          <table:table-cell office:value-type="string">
            <text:p>Maison de l'environnement</text:p>
          </table:table-cell>
          <table:table-cell office:value-type="string">
            <text:p>rue Ferdinand Fabre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création</text:p>
          </table:table-cell>
          <table:table-cell table:number-columns-repeated="2" office:value-type="string">
            <text:p>DIPAN</text:p>
          </table:table-cell>
          <table:table-cell/>
          <table:table-cell office:value-type="float" office:value="0">
            <text:p>0</text:p>
          </table:table-cell>
          <table:table-cell office:value-type="float" office:value="1991">
            <text:p>1991</text:p>
          </table:table-cell>
          <table:table-cell office:value-type="string">
            <text:p>DIPAN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200</text:p>
          </table:table-cell>
          <table:table-cell office:value-type="string">
            <text:p>Plan d'eau d'Alco</text:p>
          </table:table-cell>
          <table:table-cell office:value-type="string">
            <text:p>Rond point d'Alco</text:p>
          </table:table-cell>
          <table:table-cell office:value-type="string">
            <text:p>La Paillade</text:p>
          </table:table-cell>
          <table:table-cell office:value-type="float" office:value="9">
            <text:p>9</text:p>
          </table:table-cell>
          <table:table-cell office:value-type="string">
            <text:p>création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string">
            <text:p>Département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201</text:p>
          </table:table-cell>
          <table:table-cell office:value-type="string">
            <text:p>Chateau d'O</text:p>
          </table:table-cell>
          <table:table-cell office:value-type="string">
            <text:p>Rond point des Moulins</text:p>
          </table:table-cell>
          <table:table-cell office:value-type="string">
            <text:p>Hôpitaux-Facultés</text:p>
          </table:table-cell>
          <table:table-cell office:value-type="float" office:value="10">
            <text:p>10</text:p>
          </table:table-cell>
          <table:table-cell office:value-type="string">
            <text:p>création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string">
            <text:p>Département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111</text:p>
          </table:table-cell>
          <table:table-cell office:value-type="string">
            <text:p>Plan de l'Olivier</text:p>
          </table:table-cell>
          <table:table-cell office:value-type="string">
            <text:p>Rue de la Verrerie Basse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création</text:p>
          </table:table-cell>
          <table:table-cell table:number-columns-repeated="2" office:value-type="string">
            <text:p>DIPAN</text:p>
          </table:table-cell>
          <table:table-cell office:value-type="string">
            <text:p>Ent T.U.E.</text:p>
          </table:table-cell>
          <table:table-cell office:value-type="float" office:value="131">
            <text:p>131</text:p>
          </table:table-cell>
          <table:table-cell office:value-type="float" office:value="1993">
            <text:p>1993</text:p>
          </table:table-cell>
          <table:table-cell office:value-type="string">
            <text:p>DIPAN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110</text:p>
          </table:table-cell>
          <table:table-cell office:value-type="string">
            <text:p>Square Planchon</text:p>
          </table:table-cell>
          <table:table-cell office:value-type="string">
            <text:p>rue de la république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réaménagement</text:p>
          </table:table-cell>
          <table:table-cell table:number-columns-repeated="2" office:value-type="string">
            <text:p>DIPAN</text:p>
          </table:table-cell>
          <table:table-cell office:value-type="string">
            <text:p>Ent. Buhler</text:p>
          </table:table-cell>
          <table:table-cell office:value-type="float" office:value="0">
            <text:p>0</text:p>
          </table:table-cell>
          <table:table-cell office:value-type="float" office:value="1958">
            <text:p>1958</text:p>
          </table:table-cell>
          <table:table-cell office:value-type="string">
            <text:p>DIPAN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47</text:p>
          </table:table-cell>
          <table:table-cell office:value-type="string">
            <text:p>La Danseuse</text:p>
          </table:table-cell>
          <table:table-cell office:value-type="string">
            <text:p>Mermoz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Ent. A.T.F</text:p>
          </table:table-cell>
          <table:table-cell office:value-type="float" office:value="995">
            <text:p>995</text:p>
          </table:table-cell>
          <table:table-cell office:value-type="float" office:value="1995">
            <text:p>1995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48</text:p>
          </table:table-cell>
          <table:table-cell office:value-type="string">
            <text:p>Parrat</text:p>
          </table:table-cell>
          <table:table-cell office:value-type="string">
            <text:p>Esplanade P. Paraf</text:p>
          </table:table-cell>
          <table:table-cell office:value-type="string">
            <text:p>Croix d'Argent</text:p>
          </table:table-cell>
          <table:table-cell office:value-type="float" office:value="8">
            <text:p>8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Ent. S.D.F. Genet</text:p>
          </table:table-cell>
          <table:table-cell office:value-type="float" office:value="395">
            <text:p>395</text:p>
          </table:table-cell>
          <table:table-cell office:value-type="float" office:value="1995">
            <text:p>1995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49</text:p>
          </table:table-cell>
          <table:table-cell office:value-type="string">
            <text:p>Le Serpent</text:p>
          </table:table-cell>
          <table:table-cell office:value-type="string">
            <text:p>Rue Henri Roseau</text:p>
          </table:table-cell>
          <table:table-cell office:value-type="string">
            <text:p>Croix d'Argent</text:p>
          </table:table-cell>
          <table:table-cell office:value-type="float" office:value="6">
            <text:p>6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Ent. L.C.E Cipres</text:p>
          </table:table-cell>
          <table:table-cell office:value-type="float" office:value="320">
            <text:p>320</text:p>
          </table:table-cell>
          <table:table-cell office:value-type="float" office:value="1995">
            <text:p>1995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50</text:p>
          </table:table-cell>
          <table:table-cell office:value-type="string">
            <text:p>Pagnol</text:p>
          </table:table-cell>
          <table:table-cell office:value-type="string">
            <text:p>Route de Lavérune</text:p>
          </table:table-cell>
          <table:table-cell office:value-type="string">
            <text:p>Croix d'Argent</text:p>
          </table:table-cell>
          <table:table-cell office:value-type="float" office:value="6">
            <text:p>6</text:p>
          </table:table-cell>
          <table:table-cell office:value-type="string">
            <text:p>création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 office:value-type="string">
            <text:p>Ent. L.C.E Gaidoz</text:p>
          </table:table-cell>
          <table:table-cell office:value-type="float" office:value="350">
            <text:p>350</text:p>
          </table:table-cell>
          <table:table-cell office:value-type="float" office:value="1995">
            <text:p>1995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51</text:p>
          </table:table-cell>
          <table:table-cell office:value-type="string">
            <text:p>Jacques Coeur</text:p>
          </table:table-cell>
          <table:table-cell office:value-type="string">
            <text:p>Av. de la mer</text:p>
          </table:table-cell>
          <table:table-cell office:value-type="string">
            <text:p>Millénaire</text:p>
          </table:table-cell>
          <table:table-cell office:value-type="float" office:value="4">
            <text:p>4</text:p>
          </table:table-cell>
          <table:table-cell office:value-type="string">
            <text:p>création</text:p>
          </table:table-cell>
          <table:table-cell office:value-type="string">
            <text:p>SERM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Nombre d'Or</text:p>
          </table:table-cell>
          <table:table-cell office:value-type="string">
            <text:p>Place du nombre d'Or</text:p>
          </table:table-cell>
          <table:table-cell office:value-type="string">
            <text:p>Montpellier Centre</text:p>
          </table:table-cell>
          <table:table-cell office:value-type="float" office:value="3">
            <text:p>3</text:p>
          </table:table-cell>
          <table:table-cell office:value-type="string">
            <text:p>projet</text:p>
          </table:table-cell>
          <table:table-cell office:value-type="string">
            <text:p>DAP</text:p>
          </table:table-cell>
          <table:table-cell office:value-type="string">
            <text:p>DGU</text:p>
          </table:table-cell>
          <table:table-cell/>
          <table:table-cell office:value-type="float" office:value="5000">
            <text:p>5000</text:p>
          </table:table-cell>
          <table:table-cell office:value-type="float" office:value="2000">
            <text:p>2000</text:p>
          </table:table-cell>
          <table:table-cell office:value-type="string">
            <text:p>Projet</text:p>
          </table:table-cell>
          <table:table-cell office:value-type="float" office:value="0">
            <text:p>0</text:p>
          </table:table-cell>
          <table:table-cell office:value-type="string">
            <text:p>en projet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ompostelle</text:p>
          </table:table-cell>
          <table:table-cell office:value-type="string">
            <text:p>Place de Compostelle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projet</text:p>
          </table:table-cell>
          <table:table-cell office:value-type="string">
            <text:p>DAP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Projet</text:p>
          </table:table-cell>
          <table:table-cell office:value-type="float" office:value="0">
            <text:p>0</text:p>
          </table:table-cell>
          <table:table-cell office:value-type="string">
            <text:p>en projet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lbert 1 er</text:p>
          </table:table-cell>
          <table:table-cell office:value-type="string">
            <text:p>Place Albert 1 er</text:p>
          </table:table-cell>
          <table:table-cell office:value-type="string">
            <text:p>Montpellier Centre</text:p>
          </table:table-cell>
          <table:table-cell office:value-type="float" office:value="2">
            <text:p>2</text:p>
          </table:table-cell>
          <table:table-cell office:value-type="string">
            <text:p>projet</text:p>
          </table:table-cell>
          <table:table-cell office:value-type="string">
            <text:p>SMTU</text:p>
          </table:table-cell>
          <table:table-cell office:value-type="string">
            <text:p>GITRAM</text:p>
          </table:table-cell>
          <table:table-cell/>
          <table:table-cell office:value-type="float" office:value="3000">
            <text:p>3000</text:p>
          </table:table-cell>
          <table:table-cell office:value-type="float" office:value="2000">
            <text:p>2000</text:p>
          </table:table-cell>
          <table:table-cell office:value-type="string">
            <text:p>Projet</text:p>
          </table:table-cell>
          <table:table-cell office:value-type="float" office:value="0">
            <text:p>0</text:p>
          </table:table-cell>
          <table:table-cell office:value-type="string">
            <text:p>en projet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Godechot</text:p>
          </table:table-cell>
          <table:table-cell office:value-type="string">
            <text:p>Place Marcel Godechot</text:p>
          </table:table-cell>
          <table:table-cell office:value-type="string">
            <text:p>Montpellier Centre</text:p>
          </table:table-cell>
          <table:table-cell office:value-type="float" office:value="2">
            <text:p>2</text:p>
          </table:table-cell>
          <table:table-cell office:value-type="string">
            <text:p>projet</text:p>
          </table:table-cell>
          <table:table-cell office:value-type="string">
            <text:p>SMTU</text:p>
          </table:table-cell>
          <table:table-cell office:value-type="string">
            <text:p>GITRAM</text:p>
          </table:table-cell>
          <table:table-cell/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string">
            <text:p>Projet</text:p>
          </table:table-cell>
          <table:table-cell office:value-type="float" office:value="0">
            <text:p>0</text:p>
          </table:table-cell>
          <table:table-cell office:value-type="string">
            <text:p>en projet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Emile Martin</text:p>
          </table:table-cell>
          <table:table-cell office:value-type="string">
            <text:p>Place Emile Martin</text:p>
          </table:table-cell>
          <table:table-cell office:value-type="string">
            <text:p>Hôpitaux-Facultés</text:p>
          </table:table-cell>
          <table:table-cell office:value-type="float" office:value="2">
            <text:p>2</text:p>
          </table:table-cell>
          <table:table-cell office:value-type="string">
            <text:p>projet</text:p>
          </table:table-cell>
          <table:table-cell office:value-type="string">
            <text:p>SMTU</text:p>
          </table:table-cell>
          <table:table-cell office:value-type="string">
            <text:p>GITRAM</text:p>
          </table:table-cell>
          <table:table-cell/>
          <table:table-cell office:value-type="float" office:value="140">
            <text:p>140</text:p>
          </table:table-cell>
          <table:table-cell office:value-type="float" office:value="2000">
            <text:p>2000</text:p>
          </table:table-cell>
          <table:table-cell office:value-type="string">
            <text:p>Projet</text:p>
          </table:table-cell>
          <table:table-cell office:value-type="float" office:value="0">
            <text:p>0</text:p>
          </table:table-cell>
          <table:table-cell office:value-type="string">
            <text:p>en projet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Occitanie</text:p>
          </table:table-cell>
          <table:table-cell office:value-type="string">
            <text:p>Avenue d'Occitanie</text:p>
          </table:table-cell>
          <table:table-cell office:value-type="string">
            <text:p>Hôpitaux-Facultés</text:p>
          </table:table-cell>
          <table:table-cell office:value-type="float" office:value="10">
            <text:p>10</text:p>
          </table:table-cell>
          <table:table-cell office:value-type="string">
            <text:p>projet</text:p>
          </table:table-cell>
          <table:table-cell office:value-type="string">
            <text:p>SMTU</text:p>
          </table:table-cell>
          <table:table-cell office:value-type="string">
            <text:p>GITRAM</text:p>
          </table:table-cell>
          <table:table-cell/>
          <table:table-cell office:value-type="float" office:value="900">
            <text:p>900</text:p>
          </table:table-cell>
          <table:table-cell office:value-type="float" office:value="2000">
            <text:p>2000</text:p>
          </table:table-cell>
          <table:table-cell office:value-type="string">
            <text:p>Projet</text:p>
          </table:table-cell>
          <table:table-cell office:value-type="float" office:value="0">
            <text:p>0</text:p>
          </table:table-cell>
          <table:table-cell office:value-type="string">
            <text:p>en projet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string">
            <text:p>Corum (escalier)</text:p>
          </table:table-cell>
          <table:table-cell office:value-type="string">
            <text:p>rue du prix</text:p>
          </table:table-cell>
          <table:table-cell office:value-type="string">
            <text:p>Montpellier Centre</text:p>
          </table:table-cell>
          <table:table-cell office:value-type="float" office:value="3">
            <text:p>3</text:p>
          </table:table-cell>
          <table:table-cell office:value-type="string">
            <text:p>Projet</text:p>
          </table:table-cell>
          <table:table-cell office:value-type="string">
            <text:p>SMTU</text:p>
          </table:table-cell>
          <table:table-cell office:value-type="string">
            <text:p>GITRAM</text:p>
          </table:table-cell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string">
            <text:p>Projet</text:p>
          </table:table-cell>
          <table:table-cell office:value-type="float" office:value="0">
            <text:p>0</text:p>
          </table:table-cell>
          <table:table-cell office:value-type="string">
            <text:p>en projet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string">
            <text:p>Aéroport International</text:p>
          </table:table-cell>
          <table:table-cell office:value-type="string">
            <text:p>Carrefour de l'Aéroport International</text:p>
          </table:table-cell>
          <table:table-cell office:value-type="string">
            <text:p>Montpellier Centre</text:p>
          </table:table-cell>
          <table:table-cell office:value-type="float" office:value="3">
            <text:p>3</text:p>
          </table:table-cell>
          <table:table-cell office:value-type="string">
            <text:p>Proje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01">
            <text:p>2001</text:p>
          </table:table-cell>
          <table:table-cell office:value-type="string">
            <text:p>Projet</text:p>
          </table:table-cell>
          <table:table-cell office:value-type="float" office:value="0">
            <text:p>0</text:p>
          </table:table-cell>
          <table:table-cell office:value-type="string">
            <text:p>en proje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Les trois Ephèbes</text:p>
          </table:table-cell>
          <table:table-cell office:value-type="string">
            <text:p>Esplanade Charles de Gaulle</text:p>
          </table:table-cell>
          <table:table-cell office:value-type="string">
            <text:p>Montpellier Centre</text:p>
          </table:table-cell>
          <table:table-cell office:value-type="float" office:value="3">
            <text:p>3</text:p>
          </table:table-cell>
          <table:table-cell office:value-type="string">
            <text:p>proje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001">
            <text:p>2001</text:p>
          </table:table-cell>
          <table:table-cell office:value-type="string">
            <text:p>Projet</text:p>
          </table:table-cell>
          <table:table-cell office:value-type="float" office:value="0">
            <text:p>0</text:p>
          </table:table-cell>
          <table:table-cell office:value-type="string">
            <text:p>en projet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string">
            <text:p>Richter</text:p>
          </table:table-cell>
          <table:table-cell office:value-type="string">
            <text:p>Rue Vendémiaire</text:p>
          </table:table-cell>
          <table:table-cell office:value-type="string">
            <text:p>Millénaire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Projet</text:p>
          </table:table-cell>
          <table:table-cell office:value-type="float" office:value="0">
            <text:p>0</text:p>
          </table:table-cell>
          <table:table-cell office:value-type="string">
            <text:p>en projet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string">
            <text:p>Canourgue</text:p>
          </table:table-cell>
          <table:table-cell office:value-type="string">
            <text:p>rue St Pierre / rue Ste Croix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projet</text:p>
          </table:table-cell>
          <table:table-cell office:value-type="string">
            <text:p>DAP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string">
            <text:p>Projet</text:p>
          </table:table-cell>
          <table:table-cell office:value-type="float" office:value="0">
            <text:p>0</text:p>
          </table:table-cell>
          <table:table-cell office:value-type="string">
            <text:p>en projet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string">
            <text:p>Saint Pierre</text:p>
          </table:table-cell>
          <table:table-cell office:value-type="string">
            <text:p>Place Saint Pierre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projet</text:p>
          </table:table-cell>
          <table:table-cell office:value-type="string">
            <text:p>DAP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string">
            <text:p>Projet</text:p>
          </table:table-cell>
          <table:table-cell office:value-type="float" office:value="0">
            <text:p>0</text:p>
          </table:table-cell>
          <table:table-cell office:value-type="string">
            <text:p>en projet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Mansart</text:p>
          </table:table-cell>
          <table:table-cell office:value-type="string">
            <text:p>Place François Mansart</text:p>
          </table:table-cell>
          <table:table-cell office:value-type="string">
            <text:p>La Paillade</text:p>
          </table:table-cell>
          <table:table-cell office:value-type="float" office:value="9">
            <text:p>9</text:p>
          </table:table-cell>
          <table:table-cell office:value-type="string">
            <text:p>projet</text:p>
          </table:table-cell>
          <table:table-cell office:value-type="string">
            <text:p>DAP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string">
            <text:p>Projet</text:p>
          </table:table-cell>
          <table:table-cell office:value-type="float" office:value="0">
            <text:p>0</text:p>
          </table:table-cell>
          <table:table-cell office:value-type="string">
            <text:p>en projet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Faulquier</text:p>
          </table:table-cell>
          <table:table-cell office:value-type="string">
            <text:p>Place Faulquier</text:p>
          </table:table-cell>
          <table:table-cell office:value-type="string">
            <text:p>Montpellier Centre</text:p>
          </table:table-cell>
          <table:table-cell office:value-type="float" office:value="3">
            <text:p>3</text:p>
          </table:table-cell>
          <table:table-cell office:value-type="string">
            <text:p>Projet</text:p>
          </table:table-cell>
          <table:table-cell office:value-type="string">
            <text:p>DAP</text:p>
          </table:table-cell>
          <table:table-cell table:number-columns-repeated="2"/>
          <table:table-cell office:value-type="float" office:value="700">
            <text:p>700</text:p>
          </table:table-cell>
          <table:table-cell office:value-type="float" office:value="2000">
            <text:p>2000</text:p>
          </table:table-cell>
          <table:table-cell office:value-type="string">
            <text:p>Projet</text:p>
          </table:table-cell>
          <table:table-cell office:value-type="float" office:value="0">
            <text:p>0</text:p>
          </table:table-cell>
          <table:table-cell office:value-type="string">
            <text:p>en projet</text:p>
          </table:table-cell>
        </table:table-row>
        <table:table-row table:style-name="ro1">
          <table:table-cell office:value-type="string">
            <text:p>112</text:p>
          </table:table-cell>
          <table:table-cell office:value-type="string">
            <text:p>Parc de Bagatelle</text:p>
          </table:table-cell>
          <table:table-cell office:value-type="string">
            <text:p>rue du Sichuan</text:p>
          </table:table-cell>
          <table:table-cell office:value-type="string">
            <text:p>Croix d'Argent</text:p>
          </table:table-cell>
          <table:table-cell office:value-type="float" office:value="8">
            <text:p>8</text:p>
          </table:table-cell>
          <table:table-cell office:value-type="string">
            <text:p>création</text:p>
          </table:table-cell>
          <table:table-cell table:number-columns-repeated="2" office:value-type="string">
            <text:p>DIPAN</text:p>
          </table:table-cell>
          <table:table-cell/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string">
            <text:p>DIPAN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26</text:p>
          </table:table-cell>
          <table:table-cell office:value-type="string">
            <text:p>Le mur d'eau</text:p>
          </table:table-cell>
          <table:table-cell office:value-type="string">
            <text:p>Place de la Comédie</text:p>
          </table:table-cell>
          <table:table-cell office:value-type="string">
            <text:p>Montpellier Centre</text:p>
          </table:table-cell>
          <table:table-cell office:value-type="float" office:value="1">
            <text:p>1</text:p>
          </table:table-cell>
          <table:table-cell office:value-type="string">
            <text:p>déposé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998">
            <text:p>1998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éposée</text:p>
          </table:table-cell>
        </table:table-row>
        <table:table-row table:style-name="ro1">
          <table:table-cell office:value-type="string">
            <text:p>113</text:p>
          </table:table-cell>
          <table:table-cell office:value-type="string">
            <text:p>OPAC</text:p>
          </table:table-cell>
          <table:table-cell office:value-type="string">
            <text:p>Place Cardinal Marty</text:p>
          </table:table-cell>
          <table:table-cell office:value-type="string">
            <text:p>La Paillade</text:p>
          </table:table-cell>
          <table:table-cell office:value-type="float" office:value="9">
            <text:p>9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office:value-type="string">
            <text:p>OPAC</text:p>
          </table:table-cell>
          <table:table-cell office:value-type="float" office:value="0">
            <text:p>0</text:p>
          </table:table-cell>
          <table:table-cell office:value-type="string">
            <text:p>en fonction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Pavelet</text:p>
          </table:table-cell>
          <table:table-cell office:value-type="string">
            <text:p>Avenue Pavelet / rue des sabines</text:p>
          </table:table-cell>
          <table:table-cell office:value-type="string">
            <text:p>Croix d'Argent</text:p>
          </table:table-cell>
          <table:table-cell office:value-type="float" office:value="6">
            <text:p>6</text:p>
          </table:table-cell>
          <table:table-cell office:value-type="string">
            <text:p>projet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2000">
            <text:p>2000</text:p>
          </table:table-cell>
          <table:table-cell office:value-type="string">
            <text:p>Projet</text:p>
          </table:table-cell>
          <table:table-cell office:value-type="float" office:value="0">
            <text:p>0</text:p>
          </table:table-cell>
          <table:table-cell office:value-type="string">
            <text:p>en projet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parvis Bagatelle</text:p>
          </table:table-cell>
          <table:table-cell office:value-type="string">
            <text:p>Rue du Cheng-Du</text:p>
          </table:table-cell>
          <table:table-cell office:value-type="string">
            <text:p>Croix d'Argent</text:p>
          </table:table-cell>
          <table:table-cell office:value-type="float" office:value="8">
            <text:p>8</text:p>
          </table:table-cell>
          <table:table-cell office:value-type="string">
            <text:p>projet</text:p>
          </table:table-cell>
          <table:table-cell table:number-columns-repeated="3"/>
          <table:table-cell office:value-type="float" office:value="300">
            <text:p>300</text:p>
          </table:table-cell>
          <table:table-cell office:value-type="float" office:value="2000">
            <text:p>2000</text:p>
          </table:table-cell>
          <table:table-cell office:value-type="string">
            <text:p>Projet</text:p>
          </table:table-cell>
          <table:table-cell office:value-type="float" office:value="0">
            <text:p>0</text:p>
          </table:table-cell>
          <table:table-cell office:value-type="string">
            <text:p>en projet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string">
            <text:p>Evéché</text:p>
          </table:table-cell>
          <table:table-cell office:value-type="string">
            <text:p>Rue Jean Vachet</text:p>
          </table:table-cell>
          <table:table-cell office:value-type="string">
            <text:p>Près d'Arènes</text:p>
          </table:table-cell>
          <table:table-cell office:value-type="float" office:value="5">
            <text:p>5</text:p>
          </table:table-cell>
          <table:table-cell office:value-type="string">
            <text:p>projet</text:p>
          </table:table-cell>
          <table:table-cell table:number-columns-repeated="3"/>
          <table:table-cell office:value-type="float" office:value="250">
            <text:p>250</text:p>
          </table:table-cell>
          <table:table-cell office:value-type="float" office:value="2000">
            <text:p>2000</text:p>
          </table:table-cell>
          <table:table-cell office:value-type="string">
            <text:p>Projet</text:p>
          </table:table-cell>
          <table:table-cell office:value-type="float" office:value="0">
            <text:p>0</text:p>
          </table:table-cell>
          <table:table-cell office:value-type="string">
            <text:p>en projet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Mas Drevon</text:p>
          </table:table-cell>
          <table:table-cell office:value-type="string">
            <text:p>Boulevard Pedro de Luna</text:p>
          </table:table-cell>
          <table:table-cell office:value-type="string">
            <text:p>Croix d'Argent</text:p>
          </table:table-cell>
          <table:table-cell office:value-type="float" office:value="6">
            <text:p>6</text:p>
          </table:table-cell>
          <table:table-cell office:value-type="string">
            <text:p>projet</text:p>
          </table:table-cell>
          <table:table-cell table:number-columns-repeated="3"/>
          <table:table-cell office:value-type="float" office:value="350">
            <text:p>350</text:p>
          </table:table-cell>
          <table:table-cell office:value-type="float" office:value="2000">
            <text:p>2000</text:p>
          </table:table-cell>
          <table:table-cell office:value-type="string">
            <text:p>Projet</text:p>
          </table:table-cell>
          <table:table-cell office:value-type="float" office:value="0">
            <text:p>0</text:p>
          </table:table-cell>
          <table:table-cell office:value-type="string">
            <text:p>en projet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string">
            <text:p>Hauts de Massane</text:p>
          </table:table-cell>
          <table:table-cell office:value-type="string">
            <text:p>Allée des Hauts de Montpellier</text:p>
          </table:table-cell>
          <table:table-cell office:value-type="string">
            <text:p>La Paillade</text:p>
          </table:table-cell>
          <table:table-cell office:value-type="float" office:value="9">
            <text:p>9</text:p>
          </table:table-cell>
          <table:table-cell office:value-type="string">
            <text:p>projet</text:p>
          </table:table-cell>
          <table:table-cell table:number-columns-repeated="3"/>
          <table:table-cell office:value-type="float" office:value="350">
            <text:p>350</text:p>
          </table:table-cell>
          <table:table-cell office:value-type="float" office:value="2000">
            <text:p>2000</text:p>
          </table:table-cell>
          <table:table-cell office:value-type="string">
            <text:p>Projet</text:p>
          </table:table-cell>
          <table:table-cell office:value-type="float" office:value="0">
            <text:p>0</text:p>
          </table:table-cell>
          <table:table-cell office:value-type="string">
            <text:p>en projet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Esplanade</text:p>
          </table:table-cell>
          <table:table-cell office:value-type="string">
            <text:p>Esplanade de l'Europe</text:p>
          </table:table-cell>
          <table:table-cell office:value-type="string">
            <text:p>Montpellier Centre</text:p>
          </table:table-cell>
          <table:table-cell office:value-type="float" office:value="3">
            <text:p>3</text:p>
          </table:table-cell>
          <table:table-cell office:value-type="string">
            <text:p>projet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string">
            <text:p>Projet</text:p>
          </table:table-cell>
          <table:table-cell office:value-type="float" office:value="0">
            <text:p>0</text:p>
          </table:table-cell>
          <table:table-cell office:value-type="string">
            <text:p>en projet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Petit train</text:p>
          </table:table-cell>
          <table:table-cell office:value-type="string">
            <text:p>Rond point des Près d'Arènes</text:p>
          </table:table-cell>
          <table:table-cell office:value-type="string">
            <text:p>Près d'Arènes</text:p>
          </table:table-cell>
          <table:table-cell office:value-type="float" office:value="5">
            <text:p>5</text:p>
          </table:table-cell>
          <table:table-cell office:value-type="string">
            <text:p>projet</text:p>
          </table:table-cell>
          <table:table-cell table:number-columns-repeated="3"/>
          <table:table-cell office:value-type="float" office:value="3000">
            <text:p>3000</text:p>
          </table:table-cell>
          <table:table-cell office:value-type="float" office:value="2001">
            <text:p>2001</text:p>
          </table:table-cell>
          <table:table-cell office:value-type="string">
            <text:p>Projet</text:p>
          </table:table-cell>
          <table:table-cell office:value-type="float" office:value="0">
            <text:p>0</text:p>
          </table:table-cell>
          <table:table-cell office:value-type="string">
            <text:p>en projet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Croix d'Argent</text:p>
          </table:table-cell>
          <table:table-cell/>
          <table:table-cell office:value-type="string">
            <text:p>Croix d'Argen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250">
            <text:p>250</text:p>
          </table:table-cell>
          <table:table-cell office:value-type="float" office:value="2000">
            <text:p>2000</text:p>
          </table:table-cell>
          <table:table-cell office:value-type="string">
            <text:p>Projet</text:p>
          </table:table-cell>
          <table:table-cell office:value-type="float" office:value="0">
            <text:p>0</text:p>
          </table:table-cell>
          <table:table-cell office:value-type="string">
            <text:p>en proje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17/07/2013</text:date>, <text:time>10:1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60" meta:object-count="0"/>
    <meta:generator>OpenOffice.org/3.4.1$Win32 OpenOffice.org_project/341m1$Build-9593</meta:generator>
  </office:meta>
</office:document-meta>
</file>